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016b" officeooo:paragraph-rsid="000e016b"/>
    </style:style>
    <style:style style:name="P2" style:family="paragraph" style:parent-style-name="Standard">
      <style:text-properties fo:language="en" fo:country="US" officeooo:rsid="000fece4" officeooo:paragraph-rsid="000fece4"/>
    </style:style>
    <style:style style:name="P3" style:family="paragraph" style:parent-style-name="Standard">
      <style:text-properties fo:language="en" fo:country="US" officeooo:rsid="000fece4" officeooo:paragraph-rsid="00117040"/>
    </style:style>
    <style:style style:name="P4" style:family="paragraph" style:parent-style-name="Standard">
      <style:text-properties fo:language="en" fo:country="US" officeooo:rsid="0013a329" officeooo:paragraph-rsid="0013a329"/>
    </style:style>
    <style:style style:name="P5" style:family="paragraph" style:parent-style-name="Standard">
      <style:text-properties fo:language="en" fo:country="US" officeooo:rsid="0013a329" officeooo:paragraph-rsid="00174d2b"/>
    </style:style>
    <style:style style:name="P6" style:family="paragraph" style:parent-style-name="Standard">
      <style:text-properties fo:language="en" fo:country="US" officeooo:rsid="00198c44" officeooo:paragraph-rsid="00198c44"/>
    </style:style>
    <style:style style:name="P7" style:family="paragraph" style:parent-style-name="Standard">
      <style:text-properties fo:language="en" fo:country="US" officeooo:rsid="001f9a29" officeooo:paragraph-rsid="001f9a29"/>
    </style:style>
    <style:style style:name="P8" style:family="paragraph" style:parent-style-name="Standard">
      <style:text-properties fo:language="en" fo:country="US" officeooo:rsid="001fbf68" officeooo:paragraph-rsid="001f9a29"/>
    </style:style>
    <style:style style:name="P9" style:family="paragraph" style:parent-style-name="Standard">
      <style:text-properties fo:language="en" fo:country="US" officeooo:rsid="0021258c" officeooo:paragraph-rsid="0021258c"/>
    </style:style>
    <style:style style:name="P10" style:family="paragraph" style:parent-style-name="Standard">
      <style:text-properties fo:language="en" fo:country="US" officeooo:rsid="00249b5f" officeooo:paragraph-rsid="00249b5f"/>
    </style:style>
    <style:style style:name="P11" style:family="paragraph" style:parent-style-name="Standard">
      <style:text-properties fo:language="en" fo:country="US" officeooo:rsid="002b815a" officeooo:paragraph-rsid="002b815a"/>
    </style:style>
    <style:style style:name="P12" style:family="paragraph" style:parent-style-name="Standard">
      <style:text-properties fo:language="en" fo:country="US" officeooo:rsid="002b815a" officeooo:paragraph-rsid="002cb1c7"/>
    </style:style>
    <style:style style:name="P13" style:family="paragraph" style:parent-style-name="Standard">
      <style:text-properties fo:language="en" fo:country="US" officeooo:rsid="002d5bae" officeooo:paragraph-rsid="002d5bae"/>
    </style:style>
    <style:style style:name="P14" style:family="paragraph" style:parent-style-name="Standard">
      <style:text-properties fo:language="en" fo:country="US" officeooo:rsid="002fdb8b" officeooo:paragraph-rsid="002fdb8b"/>
    </style:style>
    <style:style style:name="P15" style:family="paragraph" style:parent-style-name="Standard">
      <style:text-properties fo:language="en" fo:country="US" officeooo:rsid="0030973b" officeooo:paragraph-rsid="0030973b"/>
    </style:style>
    <style:style style:name="P16" style:family="paragraph" style:parent-style-name="Standard">
      <style:text-properties officeooo:paragraph-rsid="001ed878"/>
    </style:style>
    <style:style style:name="P17" style:family="paragraph" style:parent-style-name="Standard">
      <style:text-properties officeooo:paragraph-rsid="001f9a29"/>
    </style:style>
    <style:style style:name="P18" style:family="paragraph" style:parent-style-name="Standard">
      <style:text-properties officeooo:rsid="0021258c" officeooo:paragraph-rsid="0021258c"/>
    </style:style>
    <style:style style:name="P19" style:family="paragraph" style:parent-style-name="Standard">
      <style:text-properties fo:language="en" fo:country="US" officeooo:rsid="0036482e" officeooo:paragraph-rsid="0036482e"/>
    </style:style>
    <style:style style:name="T1" style:family="text">
      <style:text-properties officeooo:rsid="000fece4"/>
    </style:style>
    <style:style style:name="T2" style:family="text">
      <style:text-properties officeooo:rsid="001095a9"/>
    </style:style>
    <style:style style:name="T3" style:family="text">
      <style:text-properties officeooo:rsid="00117040"/>
    </style:style>
    <style:style style:name="T4" style:family="text">
      <style:text-properties officeooo:rsid="0012c426"/>
    </style:style>
    <style:style style:name="T5" style:family="text">
      <style:text-properties officeooo:rsid="00133ab8"/>
    </style:style>
    <style:style style:name="T6" style:family="text">
      <style:text-properties officeooo:rsid="00136f5b"/>
    </style:style>
    <style:style style:name="T7" style:family="text">
      <style:text-properties officeooo:rsid="0013a329"/>
    </style:style>
    <style:style style:name="T8" style:family="text">
      <style:text-properties officeooo:rsid="00157c21"/>
    </style:style>
    <style:style style:name="T9" style:family="text">
      <style:text-properties officeooo:rsid="00174d2b"/>
    </style:style>
    <style:style style:name="T10" style:family="text">
      <style:text-properties officeooo:rsid="00198c44"/>
    </style:style>
    <style:style style:name="T11" style:family="text">
      <style:text-properties officeooo:rsid="001ed878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98c44"/>
    </style:style>
    <style:style style:name="T14" style:family="text">
      <style:text-properties fo:language="en" fo:country="US" officeooo:rsid="001ed878"/>
    </style:style>
    <style:style style:name="T15" style:family="text">
      <style:text-properties fo:language="en" fo:country="US" officeooo:rsid="001f9a29"/>
    </style:style>
    <style:style style:name="T16" style:family="text">
      <style:text-properties fo:language="en" fo:country="US" officeooo:rsid="001fbf68"/>
    </style:style>
    <style:style style:name="T17" style:family="text">
      <style:text-properties officeooo:rsid="0022393d"/>
    </style:style>
    <style:style style:name="T18" style:family="text">
      <style:text-properties officeooo:rsid="0026ebd6"/>
    </style:style>
    <style:style style:name="T19" style:family="text">
      <style:text-properties officeooo:rsid="0028327e"/>
    </style:style>
    <style:style style:name="T20" style:family="text">
      <style:text-properties officeooo:rsid="0028a2ed"/>
    </style:style>
    <style:style style:name="T21" style:family="text">
      <style:text-properties officeooo:rsid="002989a6"/>
    </style:style>
    <style:style style:name="T22" style:family="text">
      <style:text-properties officeooo:rsid="002cb1c7"/>
    </style:style>
    <style:style style:name="T23" style:family="text">
      <style:text-properties officeooo:rsid="002d3683"/>
    </style:style>
    <style:style style:name="T24" style:family="text">
      <style:text-properties officeooo:rsid="002ebaf7"/>
    </style:style>
    <style:style style:name="T25" style:family="text">
      <style:text-properties officeooo:rsid="00300852"/>
    </style:style>
    <style:style style:name="T26" style:family="text">
      <style:text-properties officeooo:rsid="003141d3"/>
    </style:style>
    <style:style style:name="T27" style:family="text">
      <style:text-properties officeooo:rsid="003208cf"/>
    </style:style>
    <style:style style:name="T28" style:family="text">
      <style:text-properties officeooo:rsid="0033cdd2"/>
    </style:style>
    <style:style style:name="T29" style:family="text">
      <style:text-properties officeooo:rsid="003521ec"/>
    </style:style>
    <style:style style:name="T30" style:family="text">
      <style:text-properties officeooo:rsid="00363d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my work on the CODE-Challenge</text:p>
      <text:p text:style-name="P1"/>
      <text:p text:style-name="P1">0<text:span text:style-name="T7">8</text:span>.07.2020 – first day</text:p>
      <text:p text:style-name="P1"><text:tab/></text:p>
      <text:p text:style-name="P1"><text:tab/>5pm – start of the challenge and brainstorming on what to do</text:p>
      <text:p text:style-name="P1"><text:tab/>6pm – provisional problem to solve: finishing the website for the student-representation</text:p>
      <text:p text:style-name="P1"><text:tab/>6pm – 6:40pm answering the given questions from the email to deeply reflect whether the <text:tab/><text:tab/>project is a good choice</text:p>
      <text:p text:style-name="P1"><text:tab/><text:span text:style-name="T1">rest of the day – brainstorming for other possible ideas</text:span></text:p>
      <text:p text:style-name="P2">0<text:span text:style-name="T7">9</text:span>.07.2020</text:p>
      <text:p text:style-name="P2"><text:tab/></text:p>
      <text:p text:style-name="P2"><text:tab/>8:30- 11am – brainstorming</text:p>
      <text:p text:style-name="P2"><text:tab/>11am-<text:span text:style-name="T2">1pm</text:span> –setting up my pc for the project work</text:p>
      <text:p text:style-name="P2"><text:tab/><text:tab/><text:tab/>→ Creating git repository</text:p>
      <text:p text:style-name="P2"><text:tab/><text:tab/><text:tab/>→ setting up filezilla</text:p>
      <text:p text:style-name="P2"><text:tab/><text:tab/><text:tab/>→ quick refresh on git</text:p>
      <text:p text:style-name="P3"><text:tab/><text:span text:style-name="T2">1pm-</text:span><text:span text:style-name="T3">1:45pm</text:span><text:span text:style-name="T2">– inventory of the website</text:span></text:p>
      <text:p text:style-name="P3"><text:tab/><text:span text:style-name="T4">3:30-4:15pm – inventory of the website</text:span></text:p>
      <text:p text:style-name="P3"><text:tab/><text:span text:style-name="T5">9pm-</text:span><text:span text:style-name="T6">12pm </text:span><text:span text:style-name="T5">- inventory of the </text:span><text:span text:style-name="T10">user-end and of the admin-area of the </text:span><text:span text:style-name="T5">website </text:span></text:p>
      <text:p text:style-name="P3"><text:tab/><text:tab/>→<text:span text:style-name="T10"> designing the wireframe for the startpage of the admin-area</text:span></text:p>
      <text:p text:style-name="P3"><text:tab/><text:tab/></text:p>
      <text:p text:style-name="P4"/>
      <text:p text:style-name="P4">10.07.2020</text:p>
      <text:p text:style-name="P4"><text:tab/>10:30- <text:span text:style-name="T8">12:</text:span><text:span text:style-name="T10">30</text:span>am – inventory <text:span text:style-name="T9">of the admin-area </text:span>and creating of to-do lists</text:p>
      <text:p text:style-name="P4"><text:tab/><text:tab/>→<text:span text:style-name="T10"> “manage post”-page</text:span></text:p>
      <text:p text:style-name="P4"><text:tab/><text:tab/>→<text:span text:style-name="T10"> “manage categories”-page</text:span></text:p>
      <text:p text:style-name="P5"/>
      <text:p text:style-name="P6">19.07.2020</text:p>
      <text:p text:style-name="P6"><text:tab/>2:30pm – <text:span text:style-name="T11">7pm</text:span> <text:s/>- inventory of the admin-area and creating of to-do lists</text:p>
      <text:p text:style-name="P6"><text:tab/><text:tab/>→”manage comments”-page</text:p>
      <text:p text:style-name="P16"><text:span text:style-name="T13"><text:tab/><text:tab/>→”manage </text:span><text:span text:style-name="T14">admins</text:span><text:span text:style-name="T13">”-page</text:span></text:p>
      <text:p text:style-name="P16"><text:span text:style-name="T13"><text:tab/><text:tab/>→</text:span><text:span text:style-name="T14"> “add new post”-page</text:span></text:p>
      <text:p text:style-name="P16"><text:span text:style-name="T14"><text:tab/><text:tab/></text:span><text:span text:style-name="T13">→</text:span><text:span text:style-name="T14"> “edit post”-page</text:span></text:p>
      <text:p text:style-name="P16"><text:span text:style-name="T14"><text:tab/><text:tab/></text:span><text:span text:style-name="T13">→</text:span><text:span text:style-name="T14"> “delete post”-page</text:span></text:p>
      <text:p text:style-name="P17"><text:span text:style-name="T14"><text:tab/><text:tab/></text:span><text:span text:style-name="T13">→</text:span><text:span text:style-name="T14"> </text:span><text:span text:style-name="T15">login-</text:span><text:span text:style-name="T14">page</text:span></text:p>
      <text:p text:style-name="P17"><text:span text:style-name="T14"><text:tab/><text:tab/></text:span><text:span text:style-name="T13">→</text:span><text:span text:style-name="T14"> </text:span><text:span text:style-name="T15">various other changes and additions</text:span></text:p>
      <text:p text:style-name="P7"/>
      <text:p text:style-name="P17"><text:span text:style-name="T15"><text:tab/></text:span><text:span text:style-name="T16">7pm – 11pm – redesign of the top navbar of the admin panel and implementation on all <text:tab/><text:tab/><text:tab/><text:tab/>pages of it + commenting</text:span></text:p>
      <text:p text:style-name="P8"/>
      <text:p text:style-name="P18"><text:span text:style-name="T16">2</text:span><text:span text:style-name="T12">0.07.2020</text:span></text:p>
      <text:p text:style-name="P9"><text:tab/>10-11am – minor tweaks and improvements in the design of the user icon in the admin panel</text:p>
      <text:p text:style-name="P9"><text:tab/><text:span text:style-name="T17">11-11:45am – redesign of the left side navigation of the admin panel pages</text:span></text:p>
      <text:p text:style-name="P10"><text:tab/>11:45am – 3:30pm – minor redirection fixes and redesign of the table-layouts</text:p>
      <text:p text:style-name="P10"/>
      <text:p text:style-name="P10">21.07.2020</text:p>
      <text:p text:style-name="P10"><text:tab/>11:45am – <text:span text:style-name="T18">3:45pm – implementation of the table layouts, redesign of forms &amp; commenting</text:span></text:p>
      <text:p text:style-name="P10"><text:tab/><text:span text:style-name="T19">10:15pm – </text:span><text:span text:style-name="T20">0:30am – fix bug in commenting function, test code, </text:span><text:span text:style-name="T21">comment</text:span></text:p>
      <text:p text:style-name="P11">22.07.2020</text:p>
      <text:p text:style-name="P12"><text:tab/>10:45am – <text:span text:style-name="T22">5pm - </text:span><text:s/>finish <text:span text:style-name="T22">of</text:span> all posts page <text:span text:style-name="T22">&amp; implementation and comparison of rich text <text:tab/>editors (Quill, Trix, self developed)</text:span></text:p>
      <text:p text:style-name="P12"><text:tab/><text:span text:style-name="T22">9pm – 10pm – implementation of tinyMCE editor, formatting </text:span><text:span text:style-name="T23">and commenting</text:span></text:p>
      <text:p text:style-name="P13"><text:soft-page-break/>23.07.2020</text:p>
      <text:p text:style-name="P13"><text:tab/>11am – <text:span text:style-name="T24">6pm – configurations of tinyMCE, implementation of preview feature, implementation of uploaded image preview &amp; a lot of learning and understanding of code</text:span></text:p>
      <text:p text:style-name="P13"/>
      <text:p text:style-name="P14">24.07.2020</text:p>
      <text:p text:style-name="P14"><text:tab/>10:30am – 2pm – styled the createPost page &amp; completed implementation of preview Post </text:p>
      <text:p text:style-name="P14"><text:tab/>9:30pm – <text:span text:style-name="T25">1:30am</text:span> - finished createPost page &amp; its most important functions, finished edit Post, delete Post as well; save as Draft finished &amp; new all drafts page implemented, <text:span text:style-name="T25">start of phpMailer implementation</text:span></text:p>
      <text:p text:style-name="P14"/>
      <text:p text:style-name="P14"/>
      <text:p text:style-name="P14"/>
      <text:p text:style-name="P15">25.07.2020</text:p>
      <text:p text:style-name="P15"><text:tab/>16:30 – <text:span text:style-name="T27">0</text:span><text:span text:style-name="T26">:</text:span><text:span text:style-name="T29">45</text:span>- finished automatic newsletter subscription confirmation script, <text:span text:style-name="T28">finished events <text:tab/>page, finished search function and implemented new form for it, </text:span><text:span text:style-name="T29">implemented the contact <text:tab/>form script, </text:span><text:span text:style-name="T30">nearly finished implementation of timerscript</text:span></text:p>
      <text:p text:style-name="P19">26.07.2020</text:p>
      <text:p text:style-name="P19"><text:tab/>10:30- - fixed paginations, fixed indication dots, designed newsfeed on startpage, styled calendar, understood pagination scrip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8:36:09.072002612</meta:creation-date>
    <dc:date>2020-07-26T14:08:15.343206538</dc:date>
    <meta:editing-duration>P1DT12H12S</meta:editing-duration>
    <meta:editing-cycles>34</meta:editing-cycles>
    <meta:generator>LibreOffice/6.4.4.2$Linux_X86_64 LibreOffice_project/40$Build-2</meta:generator>
    <meta:document-statistic meta:table-count="0" meta:image-count="0" meta:object-count="0" meta:page-count="2" meta:paragraph-count="52" meta:word-count="401" meta:character-count="2764" meta:non-whitespace-character-count="2314"/>
  </office:meta>
</office:document-meta>
</file>